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2024-12-18 2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2024-03-18 2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2022-12-07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2021-12-14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2020-12-12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2019-12-10 2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2018-12-1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2017-12-0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2016-12-08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201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200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98" calcext:value-type="float">
            <text:p>51.7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200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200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200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200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200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200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199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972" calcext:value-type="float">
            <text:p>51.0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199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1996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199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199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199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199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3152" calcext:value-type="float">
            <text:p>49.6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199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199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3048" calcext:value-type="float">
            <text:p>49.5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198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198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198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198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198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198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198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9448" calcext:value-type="float">
            <text:p>51.2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197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601</text:p>
          </table:table-cell>
          <table:table-cell office:value-type="string" calcext:value-type="string">
            <text:p>196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